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bc21" officeooo:paragraph-rsid="0012bc21"/>
    </style:style>
    <style:style style:name="P2" style:family="paragraph" style:parent-style-name="Standard">
      <style:text-properties fo:font-weight="bold" officeooo:rsid="0012bc21" officeooo:paragraph-rsid="0012bc21" style:font-weight-asian="bold" style:font-weight-complex="bold"/>
    </style:style>
    <style:style style:name="P3" style:family="paragraph" style:parent-style-name="Standard">
      <style:text-properties fo:font-weight="bold" officeooo:rsid="00132503" officeooo:paragraph-rsid="00132503" style:font-weight-asian="bold" style:font-weight-complex="bold"/>
    </style:style>
    <style:style style:name="P4" style:family="paragraph" style:parent-style-name="Standard">
      <style:text-properties fo:font-weight="bold" officeooo:rsid="0014d771" officeooo:paragraph-rsid="0014d771" style:font-weight-asian="bold" style:font-weight-complex="bold"/>
    </style:style>
    <style:style style:name="P5" style:family="paragraph" style:parent-style-name="Standard">
      <style:text-properties fo:font-weight="normal" officeooo:rsid="0012bc21" officeooo:paragraph-rsid="0012bc21" style:font-weight-asian="normal" style:font-weight-complex="normal"/>
    </style:style>
    <style:style style:name="P6" style:family="paragraph" style:parent-style-name="Standard">
      <style:text-properties fo:font-weight="normal" officeooo:rsid="0012bc21" officeooo:paragraph-rsid="00132503" style:font-weight-asian="normal" style:font-weight-complex="normal"/>
    </style:style>
    <style:style style:name="P7" style:family="paragraph" style:parent-style-name="Standard">
      <style:text-properties fo:font-weight="normal" officeooo:rsid="00132503" officeooo:paragraph-rsid="00132503" style:font-weight-asian="normal" style:font-weight-complex="normal"/>
    </style:style>
    <style:style style:name="P8" style:family="paragraph" style:parent-style-name="Standard">
      <style:text-properties fo:font-weight="normal" officeooo:rsid="00132503" officeooo:paragraph-rsid="0015ed25" style:font-weight-asian="normal" style:font-weight-complex="normal"/>
    </style:style>
    <style:style style:name="P9" style:family="paragraph" style:parent-style-name="Standard">
      <style:text-properties fo:font-weight="normal" officeooo:rsid="0014d771" officeooo:paragraph-rsid="0014d771" style:font-weight-asian="normal" style:font-weight-complex="normal"/>
    </style:style>
    <style:style style:name="P10" style:family="paragraph" style:parent-style-name="Standard">
      <style:text-properties fo:font-weight="normal" officeooo:rsid="0015ed25" officeooo:paragraph-rsid="0015ed25" style:font-weight-asian="normal" style:font-weight-complex="normal"/>
    </style:style>
    <style:style style:name="P11" style:family="paragraph" style:parent-style-name="Standard">
      <style:text-properties fo:font-size="16pt" fo:font-weight="bold" officeooo:rsid="00132503" officeooo:paragraph-rsid="0012bc21" style:font-size-asian="16pt" style:font-weight-asian="bold" style:font-size-complex="16pt" style:font-weight-complex="bold"/>
    </style:style>
    <style:style style:name="P12" style:family="paragraph" style:parent-style-name="Standard">
      <style:text-properties fo:font-weight="normal" officeooo:rsid="00132503" officeooo:paragraph-rsid="00132503"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32503" style:font-weight-asian="normal" style:font-weight-complex="normal"/>
    </style:style>
    <style:style style:name="T4" style:family="text">
      <style:text-properties officeooo:rsid="00132503"/>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fo:font-weight="bold" officeooo:rsid="00132503" style:font-size-asian="16pt" style:font-weight-asian="bold" style:font-size-complex="16pt" style:font-weight-complex="bold"/>
    </style:style>
    <style:style style:name="T7" style:family="text">
      <style:text-properties officeooo:rsid="0014d771"/>
    </style:style>
    <style:style style:name="T8" style:family="text">
      <style:text-properties officeooo:rsid="0015ed25"/>
    </style:style>
    <style:style style:name="T9" style:family="text">
      <style:text-properties officeooo:rsid="001621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 text:c="41"/><text:span text:style-name="T6">A. Dwolla Understanding</text:span></text:p>
      <text:p text:style-name="P11"/>
      <text:p text:style-name="P1">Dwolla api provides us to build applications that facilitate bank transfers, manage customers, and instantly verify bank accounts,</text:p>
      <text:p text:style-name="P1"/>
      <text:p text:style-name="P1">There are two product t<text:span text:style-name="T9">hat</text:span> we can use one is <text:span text:style-name="T1">access</text:span> and another is <text:span text:style-name="T1">transfer. </text:span></text:p>
      <text:p text:style-name="P1"><text:span text:style-name="T2">Both product product provide us </text:span><text:span text:style-name="T3">facility</text:span><text:span text:style-name="T2"> to make transaction with bank but there are some diffrences also that we can undersatnd with following point. </text:span></text:p>
      <text:p text:style-name="P1"/>
      <text:p text:style-name="P2">Access Api Product <text:s text:c="42"/></text:p>
      <text:p text:style-name="P5">1) Access api provide partner name on bank satement while transfer api provide dwolla name on bank statement.</text:p>
      <text:p text:style-name="P5"/>
      <text:p text:style-name="P5">2) If we use acceess api then we can customize our payment/accept and all required <text:s/>section page according to our need but in transfer api we have to use dwolla branded application to send or rececive money.</text:p>
      <text:p text:style-name="P5"/>
      <text:p text:style-name="P6">3) <text:span text:style-name="T4">For transaction speed access api provide (a) Standard (b) Next day <text:s/>(c)Same daye</text:span></text:p>
      <text:p text:style-name="P5"><text:s text:c="5"/><text:span text:style-name="T4">while for transaction (a) Standard <text:s/>(b)Next day.</text:span></text:p>
      <text:p text:style-name="P5"/>
      <text:p text:style-name="P7">(4) access api provides us to check user account balance but transfer does not allow us to check account balances of any.</text:p>
      <text:p text:style-name="P7"/>
      <text:p text:style-name="P7">(5) Access api return account with routing number details and much more. we can say same financial information <text:s/>as <text:span text:style-name="T1">PLAID </text:span>provides to one user financial information except <text:span text:style-name="T1">income </text:span>,<text:span text:style-name="T1">Identity</text:span> etc.</text:p>
      <text:p text:style-name="P7"/>
      <text:p text:style-name="P3"/>
      <text:p text:style-name="P7"><text:span text:style-name="T1"><text:s text:c="20"/></text:span><text:span text:style-name="T5"><text:s text:c="5"/>B. Work flow to pay money to user</text:span></text:p>
      <text:p text:style-name="P7"/>
      <text:p text:style-name="P7"><text:s/>We are using transfer api for payment and acceptence from user. Following are the work flow that <text:s/>we are following in our server side to pay ammount to end user.</text:p>
      <text:p text:style-name="P7"/>
      <text:p text:style-name="P7">1. We providing an button interface using that someone pay amount.</text:p>
      <text:p text:style-name="P7"/>
      <text:p text:style-name="P7">2. Clicking on button we are redirecting current user <text:span text:style-name="T7">to dwolla page to create a new direct account</text:span></text:p>
      <text:p text:style-name="P9"><text:s/>Optionally, we can set the dwolla_landing querystring parameter to register which will prompt the user to create an account as opposed to login with an existing account. When the user has created a Direct account, they’ll be prompted to give our application permission to access their account, and if they agree, they will be redirected back to our application.</text:p>
      <text:p text:style-name="P9"/>
      <text:p text:style-name="P4">Url Example : https://sandbox.dwolla.com/oauth/v2/authenticate?client_id=PO%2BSzGAsZCE4BTG7Cw4OAL40Tpf1008mDjGBSVo6QLNfM4mD%2Ba&amp;response_type=code&amp;redirect_uri=https://example.com/return&amp;scope=Transactions%7CFunding&amp;dwolla_landing=register</text:p>
      <text:p text:style-name="P9"/>
      <text:p text:style-name="P9">3. Now when user redirected to our application then at code behind we are getting a <text:span text:style-name="T1">code in </text:span>response body from dwolla. We are using that code to exchange token with dwolla and we it exchanged successfully we get following data in response that are important to code further.</text:p>
      <text:p text:style-name="P9"/>
      <text:p text:style-name="P9"><text:soft-page-break/></text:p>
      <text:p text:style-name="P4">Response data when excange token</text:p>
      <text:p text:style-name="P9"><text:s text:c="2"/>"access_token": "2U2HdYXyQfdZN4hQeQKstadbmqC40mrsVMmzi6Up62R36eFTHW",</text:p>
      <text:p text:style-name="P9"><text:s text:c="2"/>"expires_in": 3600,</text:p>
      <text:p text:style-name="P9"><text:s text:c="2"/>"refresh_token": "aClhbl9euHAq31ldke51DcN0ml2ZAAfBIT7PDhyYXoLCEtGQHO",</text:p>
      <text:p text:style-name="P9"><text:s text:c="2"/>"refresh_expires_in": 5184000,</text:p>
      <text:p text:style-name="P9"><text:s text:c="2"/>"token_type": "bearer",</text:p>
      <text:p text:style-name="P9"><text:s text:c="2"/>"scope": "transactions|funding",</text:p>
      <text:p text:style-name="P9"><text:s text:c="2"/>"account_id": "4bb512e4-ad4d-4f7e-bfd0-a232007f21a1"</text:p>
      <text:p text:style-name="P9"/>
      <text:p text:style-name="P7"><text:s text:c="4"/></text:p>
      <text:p text:style-name="P9">4. Now using new access token we are hitting aan another api to get details of our own account details that are linked with dwolla (first steps where we have to register in dwolla or login if have allready.)</text:p>
      <text:p text:style-name="P4">url to get own account info : <text:s/>'https://api.dwolla.com/accounts/4bb512e4-ad4d-4f7e-bfd0-a232007f21a1'</text:p>
      <text:p text:style-name="P9"/>
      <text:p text:style-name="P9">5. Now we rae fetching funding resources of our own account . We are using funding resource of our own account to transfer money to others.</text:p>
      <text:p text:style-name="P9"/>
      <text:p text:style-name="P9">6. Then we are hitting Trnsfer endpoint of dwolla with all require params i.e, source funding, destination account, amount ,note etc. to send money.</text:p>
      <text:p text:style-name="P9"/>
      <text:p text:style-name="P9">7. Handle transaction sucess ir failure response.</text:p>
      <text:p text:style-name="P3"/>
      <text:p text:style-name="P8"><text:span text:style-name="T1">Note:</text:span> <text:s/><text:span text:style-name="T8"><text:s/>To authenticate user we have to pass the code (getting here in res.body.code) to dowall tokenurl endpoint so we can exchange this <text:s/>to get access token, refresh token and all other things. </text:span></text:p>
      <text:p text:style-name="P10">access token is valid only for 60 minute and refresh token valid for 60 days.</text:p>
      <text:p text:style-name="P10">we can pass refresh token to token endpoint to get a new access token and there is no limit of it</text:p>
      <text:p text:style-name="P10">once we pass refresh token to get access token the porevious token will became useless.</text:p>
      <text:p text:style-name="P10">It is good to save refrsh toeken in our databse or config file so we can use it for further use and no need to genrate token again again.</text:p>
      <text:p text:style-name="P10">for now we are keeping our refresh token in config file.</text:p>
      <text:p text:style-name="P10">We are not using refresh token becoz we need to outh for everytime of every user.</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3T10:53:37.527016129</meta:creation-date>
    <dc:date>2017-04-13T11:47:32.274297880</dc:date>
    <meta:editing-duration>PT1M54S</meta:editing-duration>
    <meta:editing-cycles>2</meta:editing-cycles>
    <meta:generator>LibreOffice/4.2.4.2$Linux_x86 LibreOffice_project/420m0$Build-2</meta:generator>
    <meta:document-statistic meta:table-count="0" meta:image-count="0" meta:object-count="0" meta:page-count="2" meta:paragraph-count="39" meta:word-count="633" meta:character-count="4228" meta:non-whitespace-character-count="3487"/>
  </office:meta>
</office:document-meta>
</file>